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3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10.458cm"/>
    </style:style>
    <style:style style:name="co4" style:family="table-column">
      <style:table-column-properties fo:break-before="auto" style:column-width="13.067cm"/>
    </style:style>
    <style:style style:name="co5" style:family="table-column">
      <style:table-column-properties fo:break-before="auto" style:column-width="4.953cm"/>
    </style:style>
    <style:style style:name="co6" style:family="table-column">
      <style:table-column-properties fo:break-before="auto" style:column-width="4.452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4.874cm"/>
    </style:style>
    <style:style style:name="co9" style:family="table-column">
      <style:table-column-properties fo:break-before="auto" style:column-width="1.87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4.7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ff33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6.001cm" svg:height="8.985cm" svg:x="19.339cm" svg:y="17.048cm">
            <draw:object draw:notify-on-update-of-ranges="Tabelle1.E41:Tabelle1.E48 Tabelle1.F40:Tabelle1.F40 Tabelle1.F41:Tabelle1.F48 Tabelle1.G40:Tabelle1.G40 Tabelle1.G41:Tabelle1.G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Contract Requirement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Unterteilung in Systemrequirements/Softwarerequirements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Aufwandsschätzu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Prioritä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/>
          <table:table-cell table:number-columns-repeated="2"/>
          <table:table-cell table:style-name="ce10" office:value-type="string" calcext:value-type="string">
            <text:p>low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asierend auf SpaceInvaders/Breakout</text:p>
          </table:table-cell>
          <table:table-cell table:style-name="ce2" office:value-type="string" calcext:value-type="string" table:number-columns-spanned="1" table:number-rows-spanned="9">
            <text:p>Implementierung der grundlegenden Funktionen des Spiels.</text:p>
          </table:table-cell>
          <table:table-cell office:value-type="string" calcext:value-type="string">
            <text:p>Spiel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 office:value-type="string" calcext:value-type="string">
            <text:p>Es wurde sich für Breakout entschieden</text:p>
          </table:table-cell>
          <table:table-cell table:number-columns-repeated="2"/>
          <table:table-cell table:style-name="ce7" office:value-type="string" calcext:value-type="string">
            <text:p>middle</text:p>
          </table:table-cell>
          <table:table-cell table:number-columns-repeated="1012"/>
        </table:table-row>
        <table:table-row table:style-name="ro4">
          <table:table-cell table:number-columns-repeated="2"/>
          <table:covered-table-cell table:style-name="ce2"/>
          <table:table-cell office:value-type="string" calcext:value-type="string">
            <text:p>Oberfläche implementiert</text:p>
          </table:table-cell>
          <table:table-cell table:style-name="ce4" office:value-type="string" calcext:value-type="string">
            <text:p>Sprint 2 (<text:span text:style-name="T1">14.10 bis 21.10)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2"/>
          <table:table-cell table:style-name="ce9" office:value-type="string" calcext:value-type="string">
            <text:p>high</text:p>
          </table:table-cell>
          <table:table-cell table:number-columns-repeated="1012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Engine 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 office:value-type="string" calcext:value-type="string">
            <text:p>Es wird Phaser als Gameengine herangezogen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Leben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1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Physics für Spiel einbau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Einspielermodus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euerung über Maus und Tastatur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1.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artmenü erstellen</text:p>
          </table:table-cell>
          <table:table-cell table:style-name="ce4" office:value-type="string" calcext:value-type="string">
            <text:p>Sprint 4 (<text:span text:style-name="T1">28.10 bis 05.11)</text:span>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ettings hinzufügen (für Soundeffekte, Levelauswahl, Schwierigkeit)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Graphiken hinzufügen</text:p>
          </table:table-cell>
          <table:table-cell table:style-name="ce4" office:value-type="string" calcext:value-type="string">
            <text:p>Sprint 3 – 6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 office:value-type="string" calcext:value-type="string">
            <text:p>Je 4 h werden auf die betroffenen Sprints aufgeteil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destens 3 Level</text:p>
          </table:table-cell>
          <table:table-cell table:style-name="ce2" office:value-type="string" calcext:value-type="string" table:number-columns-spanned="1" table:number-rows-spanned="3">
            <text:p>Implementierung der verschiedenen Level</text:p>
          </table:table-cell>
          <table:table-cell office:value-type="string" calcext:value-type="string">
            <text:p>Level 1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2</text:p>
          </table:table-cell>
          <table:table-cell table:style-name="ce4" office:value-type="string" calcext:value-type="string">
            <text:p>Sprint 6 (12.11 bis 30.11)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3</text:p>
          </table:table-cell>
          <table:table-cell table:style-name="ce4" office:value-type="string" calcext:value-type="string">
            <text:p>Sprint 6 (12.11 bis 30.11)</text:p>
          </table:table-cell>
          <table:table-cell table:style-name="ce5" office:value-type="string" calcext:value-type="string">
            <text:p>2.5</text:p>
          </table:table-cell>
          <table:table-cell table:style-name="ce8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chwierigkeit pro Level</text:p>
          </table:table-cell>
          <table:table-cell table:style-name="ce2" office:value-type="string" calcext:value-type="string" table:number-columns-spanned="1" table:number-rows-spanned="2">
            <text:p>Schwierigkeit steigt pro Level oder nach Konfiguration</text:p>
          </table:table-cell>
          <table:table-cell office:value-type="string" calcext:value-type="string">
            <text:p>Schwierigkeit im Startmenü wählbar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chwierigkeit pro Level erhöht</text:p>
          </table:table-cell>
          <table:table-cell table:style-name="ce4"/>
          <table:table-cell table:style-name="ce5" office:value-type="string" calcext:value-type="string">
            <text:p>1.5</text:p>
          </table:table-cell>
          <table:table-cell table:style-name="ce9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unkte</text:p>
          </table:table-cell>
          <table:table-cell table:style-name="ce2" office:value-type="string" calcext:value-type="string" table:number-columns-spanned="1" table:number-rows-spanned="2">
            <text:p>Spiel bietet Bonuspunkte bei speziellen Ereignissen.</text:p>
          </table:table-cell>
          <table:table-cell office:value-type="string" calcext:value-type="string">
            <text:p>Punktezähler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Bonuspunkte hinzufügen</text:p>
          </table:table-cell>
          <table:table-cell table:style-name="ce4" office:value-type="string" calcext:value-type="string">
            <text:p>Sprint 6 (12.11 bis 30.11)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assed</text:p>
          </table:table-cell>
          <table:table-cell table:style-name="ce10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steregg</text:p>
          </table:table-cell>
          <table:table-cell table:style-name="ce2" office:value-type="string" calcext:value-type="string">
            <text:p>Das Spiel soll mindestens ein Easteregg enthalten.</text:p>
          </table:table-cell>
          <table:table-cell office:value-type="string" calcext:value-type="string">
            <text:p>Easteregg hinzufügen</text:p>
          </table:table-cell>
          <table:table-cell table:style-name="ce4" office:value-type="string" calcext:value-type="string">
            <text:p>Sprint 6 (12.11 bis 30.11)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Passed</text:p>
          </table:table-cell>
          <table:table-cell table:style-name="ce10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oundeffekte</text:p>
          </table:table-cell>
          <table:table-cell table:style-name="ce2" office:value-type="string" calcext:value-type="string">
            <text:p>Das Spiel soll verschiedene Soundeffekte enthalten.</text:p>
          </table:table-cell>
          <table:table-cell table:style-name="ce3" office:value-type="string" calcext:value-type="string">
            <text:p>Sound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intergrundmusik</text:p>
          </table:table-cell>
          <table:table-cell table:style-name="ce2" office:value-type="string" calcext:value-type="string">
            <text:p>Das Spiel soll Hintergrundmusik während dem Spiel enthalten.</text:p>
          </table:table-cell>
          <table:table-cell table:style-name="ce3" office:value-type="string" calcext:value-type="string">
            <text:p>Hintergrundmusik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uterentwicklung </text:p>
          </table:table-cell>
          <table:table-cell table:style-name="ce2" office:value-type="string" calcext:value-type="string" table:number-columns-spanned="1" table:number-rows-spanned="2">
            <text:p>Das Spiel soll neue Ideen enthalten.</text:p>
          </table:table-cell>
          <table:table-cell table:style-name="ce3" office:value-type="string" calcext:value-type="string">
            <text:p>Powerups hinzufügen</text:p>
          </table:table-cell>
          <table:table-cell office:value-type="string" calcext:value-type="string">
            <text:p>Sprint 6 (12.11 bis 30.11)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table:style-name="ce3" office:value-type="string" calcext:value-type="string">
            <text:p>…</text:p>
          </table:table-cell>
          <table:table-cell/>
          <table:table-cell table:style-name="ce5"/>
          <table:table-cell table:style-name="ce9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puterspielmodus</text:p>
          </table:table-cell>
          <table:table-cell table:style-name="ce2" office:value-type="string" calcext:value-type="string">
            <text:p>Das Spiel soll eine KI enthalten, die selbst spielen kann.</text:p>
          </table:table-cell>
          <table:table-cell table:style-name="ce3" office:value-type="string" calcext:value-type="string">
            <text:p>KI-Mod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Open</text:p>
          </table:table-cell>
          <table:table-cell table:style-name="ce8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utzung über Smartphone/Tablet</text:p>
          </table:table-cell>
          <table:table-cell table:style-name="ce2"/>
          <table:table-cell office:value-type="string" calcext:value-type="string">
            <text:p>Nutzung Smartphone/Tablet <text:s/>(seit Sprint 4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Open</text:p>
          </table:table-cell>
          <table:table-cell table:style-name="ce8" office:value-type="string" calcext:value-type="string">
            <text:p>middle</text:p>
          </table:table-cell>
          <table:table-cell table:style-name="ce3" office:value-type="string" calcext:value-type="string">
            <text:p>Steuerung muss andersweitig ergänzt werde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piegelung</text:p>
          </table:table-cell>
          <table:table-cell table:style-name="ce2" office:value-type="string" calcext:value-type="string">
            <text:p>Der Spieler ist am oberen Rand und die Steuerung ist vertauscht.</text:p>
          </table:table-cell>
          <table:table-cell office:value-type="string" calcext:value-type="string">
            <text:p>Spiegelung <text:s/>(seit Sprint 4)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Open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vel-Editor</text:p>
          </table:table-cell>
          <table:table-cell table:style-name="ce2" office:value-type="string" calcext:value-type="string" table:number-columns-spanned="1" table:number-rows-spanned="2">
            <text:p>Der Spieler soll Level selbst erzeugen und gestalten können.</text:p>
          </table:table-cell>
          <table:table-cell office:value-type="string" calcext:value-type="string">
            <text:p>Level Editor (seit Sprint 4)</text:p>
          </table:table-cell>
          <table:table-cell office:value-type="string" calcext:value-type="string">
            <text:p>Sprint 5 - 7 (12.11 bis 30.11)</text:p>
          </table:table-cell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Passed</text:p>
          </table:table-cell>
          <table:table-cell table:style-name="ce8" office:value-type="string" calcext:value-type="string">
            <text:p>middle</text:p>
          </table:table-cell>
          <table:table-cell table:style-name="ce3" office:value-type="string" calcext:value-type="string">
            <text:p>abhängig davon, wie weit wir kommen</text:p>
          </table:table-cell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 office:value-type="string" calcext:value-type="string">
            <text:p>Sprint 5 – 7 (12.11 bis 30.11)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Passed</text:p>
          </table:table-cell>
          <table:table-cell table:style-name="ce8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deo-Rekorder Funktion</text:p>
          </table:table-cell>
          <table:table-cell table:style-name="ce2" office:value-type="string" calcext:value-type="string" table:number-columns-spanned="1" table:number-rows-spanned="2">
            <text:p>Das Spiel soll eine Aufnahme Funktion enthalten.</text:p>
          </table:table-cell>
          <table:table-cell office:value-type="string" calcext:value-type="string">
            <text:p>Aufnahme <text:s/>(seit Sprint 4)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Open</text:p>
          </table:table-cell>
          <table:table-cell table:style-name="ce10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Open</text:p>
          </table:table-cell>
          <table:table-cell table:style-name="ce10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ultiplayer</text:p>
          </table:table-cell>
          <table:table-cell table:style-name="ce2" office:value-type="string" calcext:value-type="string">
            <text:p>Das Spiel soll von zwei Spielern spielbar sein.</text:p>
          </table:table-cell>
          <table:table-cell office:value-type="string" calcext:value-type="string">
            <text:p>Multiplayer <text:s/>(seit Sprint 4)</text:p>
          </table:table-cell>
          <table:table-cell office:value-type="string" calcext:value-type="string">
            <text:p>Sprint 6 (12.11 bis 30.11)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Ball kann nicht ins aus</text:p>
          </table:table-cell>
          <table:table-cell office:value-type="string" calcext:value-type="string">
            <text:p>Sprint 6 (12.11 bis 30.11)</text:p>
          </table:table-cell>
          <table:table-cell table:style-name="ce5" office:value-type="string" calcext:value-type="string">
            <text:p>2.5</text:p>
          </table:table-cell>
          <table:table-cell table:style-name="ce8" office:value-type="string" calcext:value-type="string">
            <text:p>Passed</text:p>
          </table:table-cell>
          <table:table-cell table:style-name="ce8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Trefferanzeige</text:p>
          </table:table-cell>
          <table:table-cell office:value-type="string" calcext:value-type="string">
            <text:p>Sprint 6 (12.11 bis 30.11)</text:p>
          </table:table-cell>
          <table:table-cell table:style-name="ce5" office:value-type="string" calcext:value-type="string">
            <text:p>2.5</text:p>
          </table:table-cell>
          <table:table-cell table:style-name="ce8" office:value-type="string" calcext:value-type="string">
            <text:p>Passed</text:p>
          </table:table-cell>
          <table:table-cell table:style-name="ce8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8"/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table:formula="of:=SUM([.F3:.F32])" office:value-type="float" office:value="113" calcext:value-type="float">
            <text:p/>
          </table:table-cell>
          <table:table-cell table:formula="of:=SUM([.F26:.F32])" office:value-type="float" office:value="52" calcext:value-type="float">
            <text:p/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Erledigter Workload</text:p>
          </table:table-cell>
          <table:table-cell office:value-type="string" calcext:value-type="string">
            <text:p>Offener Workload</text:p>
          </table:table-cell>
          <table:table-cell office:value-type="string" calcext:value-type="string">
            <text:p>Geplanter Workload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1 (6.10 bis 14.10)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60.5" calcext:value-type="float">
            <text:p>60.5</text:p>
          </table:table-cell>
          <table:table-cell table:style-name="ce6"/>
          <table:table-cell table:style-name="ce3"/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2 (14.10 bis 21.10)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.5" calcext:value-type="float">
            <text:p>50.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3 (21.10 bis 28.10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2.5" calcext:value-type="float">
            <text:p>42.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4 (28.10 bis 05.11)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.5" calcext:value-type="float">
            <text:p>30.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5 (05.11 bis 11.11)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3.5" calcext:value-type="float">
            <text:p>73.5</text:p>
          </table:table-cell>
          <table:table-cell table:style-name="ce6" office:value-type="string" calcext:value-type="string">
            <text:p>39.5</text:p>
          </table:table-cell>
          <table:table-cell office:value-type="string" calcext:value-type="string">
            <text:p>ab hier plus 52 h durch neue Requirements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6 (11.11 bis 24.11)</text:p>
          </table:table-cell>
          <table:table-cell table:style-name="ce6" office:value-type="float" office:value="41.5" calcext:value-type="float">
            <text:p>41.5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office:value-type="string" calcext:value-type="string">
            <text:p>ab hier plus 5 h durch neue Requirements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7 (24.11 bis 02.12)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.00.0000</text:date>, <text:time style:data-style-name="N2" text:time-value="11:45:44.9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2-02T11:57:46.167000000</dc:date>
    <meta:generator>LibreOffice/4.2.2.1$Windows_x86 LibreOffice_project/3be8cda0bddd8e430d8cda1ebfd581265cca5a0f</meta:generator>
    <meta:editing-duration>PT47M21S</meta:editing-duration>
    <meta:editing-cycles>13</meta:editing-cycles>
    <meta:document-statistic meta:table-count="1" meta:cell-count="223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6cm" xlink:href=".." xlink:type="simple" chart:class="chart:line" chart:style-name="ch1">
        <chart:legend chart:legend-position="end" svg:x="11.642cm" svg:y="3.945cm" style:legend-expansion="high" chart:style-name="ch2"/>
        <chart:plot-area chart:style-name="ch3" table:cell-range-address="Tabelle1.E40:Tabelle1.G48" chart:data-source-has-labels="both" svg:x="0.77cm" svg:y="0.851cm" svg:width="10.232cm" svg:height="7.536cm">
          <chartooo:coordinate-region svg:x="3.511cm" svg:y="1.05cm" svg:width="7.491cm" svg:height="4.075cm"/>
          <chart:axis chart:dimension="x" chart:name="primary-x" chart:style-name="ch4" chartooo:axis-type="auto">
            <chartooo:date-scale/>
            <chart:categories table:cell-range-address="Tabelle1.E41:Tabelle1.E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41:Tabelle1.F48" chart:label-cell-address="Tabelle1.F40:Tabelle1.F40" chart:class="chart:line">
            <chart:data-point chart:repeated="8"/>
          </chart:series>
          <chart:series chart:style-name="ch7" chart:values-cell-range-address="Tabelle1.G41:Tabelle1.G48" chart:label-cell-address="Tabelle1.G40:Tabelle1.G40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ledigter Workload</text:p>
                <draw:g>
                  <svg:desc>Tabelle1.F40:Tabelle1.F40</svg:desc>
                </draw:g>
              </table:table-cell>
              <table:table-cell office:value-type="string">
                <text:p>Offener Workload</text:p>
                <draw:g>
                  <svg:desc>Tabelle1.G40:Tabelle1.G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 (6.10 bis 14.10)</text:p>
                <draw:g>
                  <svg:desc>Tabelle1.E41:Tabelle1.E48</svg:desc>
                </draw:g>
              </table:table-cell>
              <table:table-cell office:value-type="float" office:value="1.5">
                <text:p>1.5</text:p>
                <draw:g>
                  <svg:desc>Tabelle1.F41:Tabelle1.F48</svg:desc>
                </draw:g>
              </table:table-cell>
              <table:table-cell office:value-type="float" office:value="60.5">
                <text:p>60.5</text:p>
                <draw:g>
                  <svg:desc>Tabelle1.G41:Tabelle1.G48</svg:desc>
                </draw:g>
              </table:table-cell>
            </table:table-row>
            <table:table-row>
              <table:table-cell office:value-type="string">
                <text:p>Sprint 2 (14.10 bis 21.10)</text:p>
              </table:table-cell>
              <table:table-cell office:value-type="float" office:value="10">
                <text:p>1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Sprint 3 (21.10 bis 28.10)</text:p>
              </table:table-cell>
              <table:table-cell office:value-type="float" office:value="8">
                <text:p>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Sprint 4 (28.10 bis 05.11)</text:p>
              </table:table-cell>
              <table:table-cell office:value-type="float" office:value="12">
                <text:p>1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Sprint 5 (05.11 bis 11.11)</text:p>
              </table:table-cell>
              <table:table-cell office:value-type="float" office:value="9">
                <text:p>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Sprint 6 (11.11 bis 24.11)</text:p>
              </table:table-cell>
              <table:table-cell office:value-type="float" office:value="41.5">
                <text:p>41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print 7 (24.11 bis 02.1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